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4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7354in" svg:height="4.5024in" svg:x="5.4008in" svg:y="0.2472in">
            <draw:object draw:notify-on-update-of-ranges="Sheet1.A2:Sheet1.A82 Sheet1.B1:Sheet1.B1 Sheet1.B2:Sheet1.B82 Sheet1.D1:Sheet1.D1 Sheet1.D2:Sheet1.D82 Sheet1.C1:Sheet1.C1 Sheet1.C2:Sheet1.C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sp. [mm]</text:p>
          </table:table-cell>
          <table:table-cell office:value-type="string" calcext:value-type="string">
            <text:p>Filament Nm = 10</text:p>
          </table:table-cell>
          <table:table-cell office:value-type="string" calcext:value-type="string">
            <text:p>Shell Method</text:p>
          </table:table-cell>
          <table:table-cell office:value-type="string" calcext:value-type="string">
            <text:p>Filament Nm = 100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.36356073602E-017" calcext:value-type="float">
            <text:p>2.36E-017</text:p>
          </table:table-cell>
          <table:table-cell table:style-name="ce1" office:value-type="float" office:value="2.71050543121376E-017" calcext:value-type="float">
            <text:p>2.71E-017</text:p>
          </table:table-cell>
          <table:table-cell table:style-name="ce1" office:value-type="float" office:value="2.16501621318E-018" calcext:value-type="float">
            <text:p>2.17E-018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119123542687" calcext:value-type="float">
            <text:p>-0.0119123543</text:p>
          </table:table-cell>
          <table:table-cell office:value-type="float" office:value="-0.0123711166745772" calcext:value-type="float">
            <text:p>-0.0123711167</text:p>
          </table:table-cell>
          <table:table-cell office:value-type="float" office:value="-0.011498582316" calcext:value-type="float">
            <text:p>-0.011498582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239809921719" calcext:value-type="float">
            <text:p>-0.0239809922</text:p>
          </table:table-cell>
          <table:table-cell office:value-type="float" office:value="-0.0249013474787875" calcext:value-type="float">
            <text:p>-0.0249013475</text:p>
          </table:table-cell>
          <table:table-cell office:value-type="float" office:value="-0.0231405279947" calcext:value-type="float">
            <text:p>-0.02314052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363680437709" calcext:value-type="float">
            <text:p>-0.0363680438</text:p>
          </table:table-cell>
          <table:table-cell office:value-type="float" office:value="-0.0377556315156759" calcext:value-type="float">
            <text:p>-0.0377556315</text:p>
          </table:table-cell>
          <table:table-cell office:value-type="float" office:value="-0.035074313633" calcext:value-type="float">
            <text:p>-0.035074313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92472767184" calcext:value-type="float">
            <text:p>-0.0492472767</text:p>
          </table:table-cell>
          <table:table-cell office:value-type="float" office:value="-0.0511106069703093" calcext:value-type="float">
            <text:p>-0.051110607</text:p>
          </table:table-cell>
          <table:table-cell office:value-type="float" office:value="-0.0474588036684" calcext:value-type="float">
            <text:p>-0.0474588037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0628090591094" calcext:value-type="float">
            <text:p>-0.0628090591</text:p>
          </table:table-cell>
          <table:table-cell office:value-type="float" office:value="-0.0651600246672715" calcext:value-type="float">
            <text:p>-0.0651600247</text:p>
          </table:table-cell>
          <table:table-cell office:value-type="float" office:value="-0.0604685380968" calcext:value-type="float">
            <text:p>-0.060468538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772611986282" calcext:value-type="float">
            <text:p>-0.0772611986</text:p>
          </table:table-cell>
          <table:table-cell office:value-type="float" office:value="-0.0801172195152539" calcext:value-type="float">
            <text:p>-0.0801172195</text:p>
          </table:table-cell>
          <table:table-cell office:value-type="float" office:value="-0.0742977839781" calcext:value-type="float">
            <text:p>-0.074297784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0928142350873" calcext:value-type="float">
            <text:p>-0.0928142351</text:p>
          </table:table-cell>
          <table:table-cell office:value-type="float" office:value="-0.0962058179667758" calcext:value-type="float">
            <text:p>-0.096205818</text:p>
          </table:table-cell>
          <table:table-cell office:value-type="float" office:value="-0.0891585220639" calcext:value-type="float">
            <text:p>-0.089158522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09614862594" calcext:value-type="float">
            <text:p>-0.1096148626</text:p>
          </table:table-cell>
          <table:table-cell office:value-type="float" office:value="-0.113610783435107" calcext:value-type="float">
            <text:p>-0.1136107834</text:p>
          </table:table-cell>
          <table:table-cell office:value-type="float" office:value="-0.10525625996" calcext:value-type="float">
            <text:p>-0.10525626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127531354561" calcext:value-type="float">
            <text:p>-0.1275313546</text:p>
          </table:table-cell>
          <table:table-cell office:value-type="float" office:value="-0.132318865957457" calcext:value-type="float">
            <text:p>-0.132318866</text:p>
          </table:table-cell>
          <table:table-cell office:value-type="float" office:value="-0.122696055299" calcext:value-type="float">
            <text:p>-0.122696055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45703418619" calcext:value-type="float">
            <text:p>-0.1457034186</text:p>
          </table:table-cell>
          <table:table-cell office:value-type="float" office:value="-0.151785966526809" calcext:value-type="float">
            <text:p>-0.1517859665</text:p>
          </table:table-cell>
          <table:table-cell office:value-type="float" office:value="-0.141224838034" calcext:value-type="float">
            <text:p>-0.141224838</text:p>
          </table:table-cell>
          <table:table-cell table:number-columns-repeated="7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0.162567771493" calcext:value-type="float">
            <text:p>-0.1625677715</text:p>
          </table:table-cell>
          <table:table-cell office:value-type="float" office:value="-0.170787448907649" calcext:value-type="float">
            <text:p>-0.1707874489</text:p>
          </table:table-cell>
          <table:table-cell office:value-type="float" office:value="-0.159887448503" calcext:value-type="float">
            <text:p>-0.159887448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77428860937" calcext:value-type="float">
            <text:p>-0.1774288609</text:p>
          </table:table-cell>
          <table:table-cell office:value-type="float" office:value="-0.1880937686465" calcext:value-type="float">
            <text:p>-0.1880937686</text:p>
          </table:table-cell>
          <table:table-cell office:value-type="float" office:value="-0.177333198266" calcext:value-type="float">
            <text:p>-0.1773331983</text:p>
          </table:table-cell>
          <table:table-cell table:number-columns-repeated="7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0.190282495501" calcext:value-type="float">
            <text:p>-0.1902824955</text:p>
          </table:table-cell>
          <table:table-cell office:value-type="float" office:value="-0.203145983337807" calcext:value-type="float">
            <text:p>-0.2031459833</text:p>
          </table:table-cell>
          <table:table-cell office:value-type="float" office:value="-0.192730047656" calcext:value-type="float">
            <text:p>-0.192730047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01160899028" calcext:value-type="float">
            <text:p>-0.201160899</text:p>
          </table:table-cell>
          <table:table-cell office:value-type="float" office:value="-0.215905701334154" calcext:value-type="float">
            <text:p>-0.2159057013</text:p>
          </table:table-cell>
          <table:table-cell office:value-type="float" office:value="-0.205897099151" calcext:value-type="float">
            <text:p>-0.2058970992</text:p>
          </table:table-cell>
          <table:table-cell table:number-columns-repeated="7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210389330176" calcext:value-type="float">
            <text:p>-0.2103893302</text:p>
          </table:table-cell>
          <table:table-cell office:value-type="float" office:value="-0.226521817341196" calcext:value-type="float">
            <text:p>-0.2265218173</text:p>
          </table:table-cell>
          <table:table-cell office:value-type="float" office:value="-0.216941490434" calcext:value-type="float">
            <text:p>-0.21694149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1795316035" calcext:value-type="float">
            <text:p>-0.2179531604</text:p>
          </table:table-cell>
          <table:table-cell office:value-type="float" office:value="-0.235170030014589" calcext:value-type="float">
            <text:p>-0.23517003</text:p>
          </table:table-cell>
          <table:table-cell office:value-type="float" office:value="-0.226035092627" calcext:value-type="float">
            <text:p>-0.2260350926</text:p>
          </table:table-cell>
          <table:table-cell table:number-columns-repeated="7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0.224159628543" calcext:value-type="float">
            <text:p>-0.2241596285</text:p>
          </table:table-cell>
          <table:table-cell office:value-type="float" office:value="-0.242002594285858" calcext:value-type="float">
            <text:p>-0.2420025943</text:p>
          </table:table-cell>
          <table:table-cell office:value-type="float" office:value="-0.233337674321" calcext:value-type="float">
            <text:p>-0.233337674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228938877779" calcext:value-type="float">
            <text:p>-0.2289388778</text:p>
          </table:table-cell>
          <table:table-cell office:value-type="float" office:value="-0.247137291695651" calcext:value-type="float">
            <text:p>-0.2471372917</text:p>
          </table:table-cell>
          <table:table-cell office:value-type="float" office:value="-0.238977476559" calcext:value-type="float">
            <text:p>-0.2389774766</text:p>
          </table:table-cell>
          <table:table-cell table:number-columns-repeated="7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0.232504279272" calcext:value-type="float">
            <text:p>-0.2325042793</text:p>
          </table:table-cell>
          <table:table-cell office:value-type="float" office:value="-0.250657605276431" calcext:value-type="float">
            <text:p>-0.2506576053</text:p>
          </table:table-cell>
          <table:table-cell office:value-type="float" office:value="-0.243049197399" calcext:value-type="float">
            <text:p>-0.243049197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234804383379" calcext:value-type="float">
            <text:p>-0.2348043834</text:p>
          </table:table-cell>
          <table:table-cell office:value-type="float" office:value="-0.252615121407045" calcext:value-type="float">
            <text:p>-0.2526151214</text:p>
          </table:table-cell>
          <table:table-cell office:value-type="float" office:value="-0.245616158145" calcext:value-type="float">
            <text:p>-0.2456161581</text:p>
          </table:table-cell>
          <table:table-cell table:number-columns-repeated="7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0.235915528729" calcext:value-type="float">
            <text:p>-0.2359155287</text:p>
          </table:table-cell>
          <table:table-cell office:value-type="float" office:value="-0.253031476304452" calcext:value-type="float">
            <text:p>-0.2530314763</text:p>
          </table:table-cell>
          <table:table-cell office:value-type="float" office:value="-0.246712634579" calcext:value-type="float">
            <text:p>-0.246712634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35850896532" calcext:value-type="float">
            <text:p>-0.2358508965</text:p>
          </table:table-cell>
          <table:table-cell office:value-type="float" office:value="-0.251899103494272" calcext:value-type="float">
            <text:p>-0.2518991035</text:p>
          </table:table-cell>
          <table:table-cell office:value-type="float" office:value="-0.246345205862" calcext:value-type="float">
            <text:p>-0.2463452059</text:p>
          </table:table-cell>
          <table:table-cell table:number-columns-repeated="7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0.234535227051" calcext:value-type="float">
            <text:p>-0.2345352271</text:p>
          </table:table-cell>
          <table:table-cell office:value-type="float" office:value="-0.249180634927077" calcext:value-type="float">
            <text:p>-0.2491806349</text:p>
          </table:table-cell>
          <table:table-cell office:value-type="float" office:value="-0.244492835069" calcext:value-type="float">
            <text:p>-0.244492835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32044171658" calcext:value-type="float">
            <text:p>-0.2320441717</text:p>
          </table:table-cell>
          <table:table-cell office:value-type="float" office:value="-0.244807105913267" calcext:value-type="float">
            <text:p>-0.2448071059</text:p>
          </table:table-cell>
          <table:table-cell office:value-type="float" office:value="-0.241105679823" calcext:value-type="float">
            <text:p>-0.2411056798</text:p>
          </table:table-cell>
          <table:table-cell table:number-columns-repeated="7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0.228170808384" calcext:value-type="float">
            <text:p>-0.2281708084</text:p>
          </table:table-cell>
          <table:table-cell office:value-type="float" office:value="-0.238675710488844" calcext:value-type="float">
            <text:p>-0.2386757105</text:p>
          </table:table-cell>
          <table:table-cell office:value-type="float" office:value="-0.23610291022" calcext:value-type="float">
            <text:p>-0.236102910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223003669923" calcext:value-type="float">
            <text:p>-0.2230036699</text:p>
          </table:table-cell>
          <table:table-cell office:value-type="float" office:value="-0.230649792737608" calcext:value-type="float">
            <text:p>-0.2306497927</text:p>
          </table:table-cell>
          <table:table-cell office:value-type="float" office:value="-0.229370646311" calcext:value-type="float">
            <text:p>-0.2293706463</text:p>
          </table:table-cell>
          <table:table-cell table:number-columns-repeated="7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0.216250881745" calcext:value-type="float">
            <text:p>-0.2162508817</text:p>
          </table:table-cell>
          <table:table-cell office:value-type="float" office:value="-0.220570055214617" calcext:value-type="float">
            <text:p>-0.2205700552</text:p>
          </table:table-cell>
          <table:table-cell office:value-type="float" office:value="-0.220763910842" calcext:value-type="float">
            <text:p>-0.2207639108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2079391575" calcext:value-type="float">
            <text:p>-0.2079391575</text:p>
          </table:table-cell>
          <table:table-cell office:value-type="float" office:value="-0.208305002040734" calcext:value-type="float">
            <text:p>-0.208305002</text:p>
          </table:table-cell>
          <table:table-cell office:value-type="float" office:value="-0.21012543955" calcext:value-type="float">
            <text:p>-0.2101254396</text:p>
          </table:table-cell>
          <table:table-cell table:number-columns-repeated="7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-0.197767374618" calcext:value-type="float">
            <text:p>-0.1977673746</text:p>
          </table:table-cell>
          <table:table-cell office:value-type="float" office:value="-0.193911638256072" calcext:value-type="float">
            <text:p>-0.1939116383</text:p>
          </table:table-cell>
          <table:table-cell office:value-type="float" office:value="-0.197360316292" calcext:value-type="float">
            <text:p>-0.197360316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85708129754" calcext:value-type="float">
            <text:p>-0.1857081298</text:p>
          </table:table-cell>
          <table:table-cell office:value-type="float" office:value="-0.177968978596239" calcext:value-type="float">
            <text:p>-0.1779689786</text:p>
          </table:table-cell>
          <table:table-cell office:value-type="float" office:value="-0.182654485419" calcext:value-type="float">
            <text:p>-0.1826544854</text:p>
          </table:table-cell>
          <table:table-cell table:number-columns-repeated="7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0.171787583963" calcext:value-type="float">
            <text:p>-0.171787584</text:p>
          </table:table-cell>
          <table:table-cell office:value-type="float" office:value="-0.161728377844828" calcext:value-type="float">
            <text:p>-0.1617283778</text:p>
          </table:table-cell>
          <table:table-cell office:value-type="float" office:value="-0.166838899013" calcext:value-type="float">
            <text:p>-0.16683889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156686686983" calcext:value-type="float">
            <text:p>-0.156686687</text:p>
          </table:table-cell>
          <table:table-cell office:value-type="float" office:value="-0.146438343447073" calcext:value-type="float">
            <text:p>-0.1464383434</text:p>
          </table:table-cell>
          <table:table-cell office:value-type="float" office:value="-0.151281363653" calcext:value-type="float">
            <text:p>-0.1512813637</text:p>
          </table:table-cell>
          <table:table-cell table:number-columns-repeated="7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0.141992505418" calcext:value-type="float">
            <text:p>-0.1419925054</text:p>
          </table:table-cell>
          <table:table-cell office:value-type="float" office:value="-0.132669284818039" calcext:value-type="float">
            <text:p>-0.1326692848</text:p>
          </table:table-cell>
          <table:table-cell office:value-type="float" office:value="-0.136977580893" calcext:value-type="float">
            <text:p>-0.136977580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28614723914" calcext:value-type="float">
            <text:p>-0.1286147239</text:p>
          </table:table-cell>
          <table:table-cell office:value-type="float" office:value="-0.120463650280674" calcext:value-type="float">
            <text:p>-0.1204636503</text:p>
          </table:table-cell>
          <table:table-cell office:value-type="float" office:value="-0.124218947178" calcext:value-type="float">
            <text:p>-0.1242189472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-0.116725283275" calcext:value-type="float">
            <text:p>-0.1167252833</text:p>
          </table:table-cell>
          <table:table-cell office:value-type="float" office:value="-0.109669101494944" calcext:value-type="float">
            <text:p>-0.1096691015</text:p>
          </table:table-cell>
          <table:table-cell office:value-type="float" office:value="-0.112932093068" calcext:value-type="float">
            <text:p>-0.112932093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06212316303" calcext:value-type="float">
            <text:p>-0.1062123163</text:p>
          </table:table-cell>
          <table:table-cell office:value-type="float" office:value="-0.100098718362184" calcext:value-type="float">
            <text:p>-0.1000987184</text:p>
          </table:table-cell>
          <table:table-cell office:value-type="float" office:value="-0.102942176326" calcext:value-type="float">
            <text:p>-0.1029421763</text:p>
          </table:table-cell>
          <table:table-cell table:number-columns-repeated="7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0.0969010430894" calcext:value-type="float">
            <text:p>-0.0969010431</text:p>
          </table:table-cell>
          <table:table-cell office:value-type="float" office:value="-0.0915807582593698" calcext:value-type="float">
            <text:p>-0.0915807583</text:p>
          </table:table-cell>
          <table:table-cell office:value-type="float" office:value="-0.0940703313342" calcext:value-type="float">
            <text:p>-0.094070331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886234022097" calcext:value-type="float">
            <text:p>-0.0886234022</text:p>
          </table:table-cell>
          <table:table-cell office:value-type="float" office:value="-0.0839689490688786" calcext:value-type="float">
            <text:p>-0.0839689491</text:p>
          </table:table-cell>
          <table:table-cell office:value-type="float" office:value="-0.086159555493" calcext:value-type="float">
            <text:p>-0.0861595555</text:p>
          </table:table-cell>
          <table:table-cell table:number-columns-repeated="7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-0.0812344609765" calcext:value-type="float">
            <text:p>-0.081234461</text:p>
          </table:table-cell>
          <table:table-cell office:value-type="float" office:value="-0.0771412750820536" calcext:value-type="float">
            <text:p>-0.0771412751</text:p>
          </table:table-cell>
          <table:table-cell office:value-type="float" office:value="-0.0790778855751" calcext:value-type="float">
            <text:p>-0.079077885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746130304611" calcext:value-type="float">
            <text:p>-0.0746130305</text:p>
          </table:table-cell>
          <table:table-cell office:value-type="float" office:value="-0.0709961580765207" calcext:value-type="float">
            <text:p>-0.0709961581</text:p>
          </table:table-cell>
          <table:table-cell office:value-type="float" office:value="-0.0727155093268" calcext:value-type="float">
            <text:p>-0.0727155093</text:p>
          </table:table-cell>
          <table:table-cell table:number-columns-repeated="7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0.0686583457849" calcext:value-type="float">
            <text:p>-0.0686583458</text:p>
          </table:table-cell>
          <table:table-cell office:value-type="float" office:value="-0.065448617480154" calcext:value-type="float">
            <text:p>-0.0654486175</text:p>
          </table:table-cell>
          <table:table-cell office:value-type="float" office:value="-0.0669808674599" calcext:value-type="float">
            <text:p>-0.0669808675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632863211683" calcext:value-type="float">
            <text:p>-0.0632863212</text:p>
          </table:table-cell>
          <table:table-cell office:value-type="float" office:value="-0.0604270377436102" calcext:value-type="float">
            <text:p>-0.0604270377</text:p>
          </table:table-cell>
          <table:table-cell office:value-type="float" office:value="-0.0617971338774" calcext:value-type="float">
            <text:p>-0.0617971339</text:p>
          </table:table-cell>
          <table:table-cell table:number-columns-repeated="7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-0.058426300161" calcext:value-type="float">
            <text:p>-0.0584263002</text:p>
          </table:table-cell>
          <table:table-cell office:value-type="float" office:value="-0.0558705930211927" calcext:value-type="float">
            <text:p>-0.055870593</text:p>
          </table:table-cell>
          <table:table-cell office:value-type="float" office:value="-0.0570993470658" calcext:value-type="float">
            <text:p>-0.057099347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540184419411" calcext:value-type="float">
            <text:p>-0.0540184419</text:p>
          </table:table-cell>
          <table:table-cell office:value-type="float" office:value="-0.0517272300984215" calcext:value-type="float">
            <text:p>-0.0517272301</text:p>
          </table:table-cell>
          <table:table-cell office:value-type="float" office:value="-0.0528321489755" calcext:value-type="float">
            <text:p>-0.052832149</text:p>
          </table:table-cell>
          <table:table-cell table:number-columns-repeated="7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0.0500116704389" calcext:value-type="float">
            <text:p>-0.0500116704</text:p>
          </table:table-cell>
          <table:table-cell office:value-type="float" office:value="-0.0479520913065034" calcext:value-type="float">
            <text:p>-0.0479520913</text:p>
          </table:table-cell>
          <table:table-cell office:value-type="float" office:value="-0.0489480179743" calcext:value-type="float">
            <text:p>-0.048948018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463620732072" calcext:value-type="float">
            <text:p>-0.0463620732</text:p>
          </table:table-cell>
          <table:table-cell office:value-type="float" office:value="-0.0445062752536075" calcext:value-type="float">
            <text:p>-0.0445062753</text:p>
          </table:table-cell>
          <table:table-cell office:value-type="float" office:value="-0.0454058852454" calcext:value-type="float">
            <text:p>-0.0454058852</text:p>
          </table:table-cell>
          <table:table-cell table:number-columns-repeated="7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0.0430316470157" calcext:value-type="float">
            <text:p>-0.043031647</text:p>
          </table:table-cell>
          <table:table-cell office:value-type="float" office:value="-0.0413558551337326" calcext:value-type="float">
            <text:p>-0.0413558551</text:p>
          </table:table-cell>
          <table:table-cell office:value-type="float" office:value="-0.0421700441585" calcext:value-type="float">
            <text:p>-0.042170044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399873077727" calcext:value-type="float">
            <text:p>-0.0399873078</text:p>
          </table:table-cell>
          <table:table-cell office:value-type="float" office:value="-0.038471093792301" calcext:value-type="float">
            <text:p>-0.0384710938</text:p>
          </table:table-cell>
          <table:table-cell office:value-type="float" office:value="-0.0392092829935" calcext:value-type="float">
            <text:p>-0.039209283</text:p>
          </table:table-cell>
          <table:table-cell table:number-columns-repeated="7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-0.0372001019174" calcext:value-type="float">
            <text:p>-0.0372001019</text:p>
          </table:table-cell>
          <table:table-cell office:value-type="float" office:value="-0.0358258100072815" calcext:value-type="float">
            <text:p>-0.03582581</text:p>
          </table:table-cell>
          <table:table-cell office:value-type="float" office:value="-0.036496188641" calcext:value-type="float">
            <text:p>-0.036496188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346445721585" calcext:value-type="float">
            <text:p>-0.0346445722</text:p>
          </table:table-cell>
          <table:table-cell office:value-type="float" office:value="-0.0333968619395077" calcext:value-type="float">
            <text:p>-0.0333968619</text:p>
          </table:table-cell>
          <table:table-cell office:value-type="float" office:value="-0.0340065821297" calcext:value-type="float">
            <text:p>-0.0340065821</text:p>
          </table:table-cell>
          <table:table-cell table:number-columns-repeated="7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0.0322982423711" calcext:value-type="float">
            <text:p>-0.0322982424</text:p>
          </table:table-cell>
          <table:table-cell office:value-type="float" office:value="-0.0311637222050017" calcext:value-type="float">
            <text:p>-0.0311637222</text:p>
          </table:table-cell>
          <table:table-cell office:value-type="float" office:value="-0.0317190566878" calcext:value-type="float">
            <text:p>-0.031719056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301411953164" calcext:value-type="float">
            <text:p>-0.0301411953</text:p>
          </table:table-cell>
          <table:table-cell office:value-type="float" office:value="-0.0291081252751558" calcext:value-type="float">
            <text:p>-0.0291081253</text:p>
          </table:table-cell>
          <table:table-cell office:value-type="float" office:value="-0.0296145963012" calcext:value-type="float">
            <text:p>-0.0296145963</text:p>
          </table:table-cell>
          <table:table-cell table:number-columns-repeated="7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0.0281557233556" calcext:value-type="float">
            <text:p>-0.0281557234</text:p>
          </table:table-cell>
          <table:table-cell office:value-type="float" office:value="-0.0272137725180886" calcext:value-type="float">
            <text:p>-0.0272137725</text:p>
          </table:table-cell>
          <table:table-cell office:value-type="float" office:value="-0.0276762580762" calcext:value-type="float">
            <text:p>-0.027676258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263260371194" calcext:value-type="float">
            <text:p>-0.0263260371</text:p>
          </table:table-cell>
          <table:table-cell office:value-type="float" office:value="-0.0254660836052232" calcext:value-type="float">
            <text:p>-0.0254660836</text:p>
          </table:table-cell>
          <table:table-cell office:value-type="float" office:value="-0.0258889056516" calcext:value-type="float">
            <text:p>-0.0258889057</text:p>
          </table:table-cell>
          <table:table-cell table:number-columns-repeated="7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-0.0246380206267" calcext:value-type="float">
            <text:p>-0.0246380206</text:p>
          </table:table-cell>
          <table:table-cell office:value-type="float" office:value="-0.0238519855488521" calcext:value-type="float">
            <text:p>-0.0238519855</text:p>
          </table:table-cell>
          <table:table-cell office:value-type="float" office:value="-0.0242389838339" calcext:value-type="float">
            <text:p>-0.024238983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230790239745" calcext:value-type="float">
            <text:p>-0.023079024</text:p>
          </table:table-cell>
          <table:table-cell office:value-type="float" office:value="-0.0223597325443739" calcext:value-type="float">
            <text:p>-0.0223597325</text:p>
          </table:table-cell>
          <table:table-cell office:value-type="float" office:value="-0.0227143268131" calcext:value-type="float">
            <text:p>-0.0227143268</text:p>
          </table:table-cell>
          <table:table-cell table:number-columns-repeated="7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-0.021637686683" calcext:value-type="float">
            <text:p>-0.0216376867</text:p>
          </table:table-cell>
          <table:table-cell office:value-type="float" office:value="-0.0209787512346267" calcext:value-type="float">
            <text:p>-0.0209787512</text:p>
          </table:table-cell>
          <table:table-cell office:value-type="float" office:value="-0.0213039939652" calcext:value-type="float">
            <text:p>-0.02130399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203037862646" calcext:value-type="float">
            <text:p>-0.0203037863</text:p>
          </table:table-cell>
          <table:table-cell office:value-type="float" office:value="-0.0196995071153322" calcext:value-type="float">
            <text:p>-0.0196995071</text:p>
          </table:table-cell>
          <table:table-cell office:value-type="float" office:value="-0.0199981284967" calcext:value-type="float">
            <text:p>-0.0199981285</text:p>
          </table:table-cell>
          <table:table-cell table:number-columns-repeated="7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-0.0190681077094" calcext:value-type="float">
            <text:p>-0.0190681077</text:p>
          </table:table-cell>
          <table:table-cell office:value-type="float" office:value="-0.018513388647526" calcext:value-type="float">
            <text:p>-0.0185133886</text:p>
          </table:table-cell>
          <table:table-cell office:value-type="float" office:value="-0.0187878351438" calcext:value-type="float">
            <text:p>-0.018787835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179223304437" calcext:value-type="float">
            <text:p>-0.0179223304</text:p>
          </table:table-cell>
          <table:table-cell office:value-type="float" office:value="-0.0174126063000801" calcext:value-type="float">
            <text:p>-0.0174126063</text:p>
          </table:table-cell>
          <table:table-cell office:value-type="float" office:value="-0.0176650738787" calcext:value-type="float">
            <text:p>-0.0176650739</text:p>
          </table:table-cell>
          <table:table-cell table:number-columns-repeated="7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-0.0168589299877" calcext:value-type="float">
            <text:p>-0.01685893</text:p>
          </table:table-cell>
          <table:table-cell office:value-type="float" office:value="-0.0163901042584628" calcext:value-type="float">
            <text:p>-0.0163901043</text:p>
          </table:table-cell>
          <table:table-cell office:value-type="float" office:value="-0.0166225671478" calcext:value-type="float">
            <text:p>-0.016622567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158710920546" calcext:value-type="float">
            <text:p>-0.0158710921</text:p>
          </table:table-cell>
          <table:table-cell office:value-type="float" office:value="-0.0154394829408977" calcext:value-type="float">
            <text:p>-0.0154394829</text:p>
          </table:table-cell>
          <table:table-cell office:value-type="float" office:value="-0.0156537186205" calcext:value-type="float">
            <text:p>-0.0156537186</text:p>
          </table:table-cell>
          <table:table-cell table:number-columns-repeated="7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-0.0149526372461" calcext:value-type="float">
            <text:p>-0.0149526372</text:p>
          </table:table-cell>
          <table:table-cell office:value-type="float" office:value="-0.0145549307839617" calcext:value-type="float">
            <text:p>-0.0145549308</text:p>
          </table:table-cell>
          <table:table-cell office:value-type="float" office:value="-0.0147525417805" calcext:value-type="float">
            <text:p>-0.0147525418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140979548184" calcext:value-type="float">
            <text:p>-0.0140979548</text:p>
          </table:table-cell>
          <table:table-cell office:value-type="float" office:value="-0.0137311640168865" calcext:value-type="float">
            <text:p>-0.013731164</text:p>
          </table:table-cell>
          <table:table-cell office:value-type="float" office:value="-0.0139135969786" calcext:value-type="float">
            <text:p>-0.013913597</text:p>
          </table:table-cell>
          <table:table-cell table:number-columns-repeated="7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-0.0133019442534" calcext:value-type="float">
            <text:p>-0.0133019443</text:p>
          </table:table-cell>
          <table:table-cell office:value-type="float" office:value="-0.0129633733509925" calcext:value-type="float">
            <text:p>-0.0129633734</text:p>
          </table:table-cell>
          <table:table-cell office:value-type="float" office:value="-0.0131319357908" calcext:value-type="float">
            <text:p>-0.013131935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125599635774" calcext:value-type="float">
            <text:p>-0.0125599636</text:p>
          </table:table-cell>
          <table:table-cell office:value-type="float" office:value="-0.0122471766789591" calcext:value-type="float">
            <text:p>-0.0122471767</text:p>
          </table:table-cell>
          <table:table-cell office:value-type="float" office:value="-0.0124030517119" calcext:value-type="float">
            <text:p>-0.0124030517</text:p>
          </table:table-cell>
          <table:table-cell table:number-columns-repeated="7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-0.0118677835343" calcext:value-type="float">
            <text:p>-0.0118677835</text:p>
          </table:table-cell>
          <table:table-cell office:value-type="float" office:value="-0.0115785770160332" calcext:value-type="float">
            <text:p>-0.011578577</text:p>
          </table:table-cell>
          <table:table-cell office:value-type="float" office:value="-0.0117228363639" calcext:value-type="float">
            <text:p>-0.011722836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112215468613" calcext:value-type="float">
            <text:p>-0.0112215469</text:p>
          </table:table-cell>
          <table:table-cell office:value-type="float" office:value="-0.0109539250288107" calcext:value-type="float">
            <text:p>-0.010953925</text:p>
          </table:table-cell>
          <table:table-cell office:value-type="float" office:value="-0.0110875405226" calcext:value-type="float">
            <text:p>-0.0110875405</text:p>
          </table:table-cell>
          <table:table-cell table:number-columns-repeated="7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-0.0106177320237" calcext:value-type="float">
            <text:p>-0.010617732</text:p>
          </table:table-cell>
          <table:table-cell office:value-type="float" office:value="-0.0103698855907524" calcext:value-type="float">
            <text:p>-0.0103698856</text:p>
          </table:table-cell>
          <table:table-cell office:value-type="float" office:value="-0.0104937393646" calcext:value-type="float">
            <text:p>-0.010493739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100531208619" calcext:value-type="float">
            <text:p>-0.0100531209</text:p>
          </table:table-cell>
          <table:table-cell office:value-type="float" office:value="-0.0098234078820977" calcext:value-type="float">
            <text:p>-0.0098234079</text:p>
          </table:table-cell>
          <table:table-cell office:value-type="float" office:value="-0.00993830142624" calcext:value-type="float">
            <text:p>-0.0099383014</text:p>
          </table:table-cell>
          <table:table-cell table:number-columns-repeated="7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-0.00952476967756" calcext:value-type="float">
            <text:p>-0.0095247697</text:p>
          </table:table-cell>
          <table:table-cell office:value-type="float" office:value="-0.00931169861719647" calcext:value-type="float">
            <text:p>-0.0093116986</text:p>
          </table:table-cell>
          <table:table-cell office:value-type="float" office:value="-0.00941836083098" calcext:value-type="float">
            <text:p>-0.009418360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0902998335327" calcext:value-type="float">
            <text:p>-0.0090299834</text:p>
          </table:table-cell>
          <table:table-cell office:value-type="float" office:value="-0.00883219803783463" calcext:value-type="float">
            <text:p>-0.008832198</text:p>
          </table:table-cell>
          <table:table-cell office:value-type="float" office:value="-0.00893129240509" calcext:value-type="float">
            <text:p>-0.0089312924</text:p>
          </table:table-cell>
          <table:table-cell table:number-columns-repeated="7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-0.00856629215254" calcext:value-type="float">
            <text:p>-0.0085662922</text:p>
          </table:table-cell>
          <table:table-cell office:value-type="float" office:value="-0.00838255835781149" calcext:value-type="float">
            <text:p>-0.0083825584</text:p>
          </table:table-cell>
          <table:table-cell office:value-type="float" office:value="-0.00847468935007" calcext:value-type="float">
            <text:p>-0.008474689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0813143089446" calcext:value-type="float">
            <text:p>-0.0081314309</text:p>
          </table:table-cell>
          <table:table-cell office:value-type="float" office:value="-0.00796062438419528" calcext:value-type="float">
            <text:p>-0.0079606244</text:p>
          </table:table-cell>
          <table:table-cell office:value-type="float" office:value="-0.00804634318262" calcext:value-type="float">
            <text:p>-0.0080463432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-0.0077233202356" calcext:value-type="float">
            <text:p>-0.0077233202</text:p>
          </table:table-cell>
          <table:table-cell office:value-type="float" office:value="-0.00756441607461402" calcext:value-type="float">
            <text:p>-0.0075644161</text:p>
          </table:table-cell>
          <table:table-cell office:value-type="float" office:value="-0.00764422569002" calcext:value-type="float">
            <text:p>-0.007644225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734004982544" calcext:value-type="float">
            <text:p>-0.0073400498</text:p>
          </table:table-cell>
          <table:table-cell office:value-type="float" office:value="-0.00719211281960931" calcext:value-type="float">
            <text:p>-0.0071921128</text:p>
          </table:table-cell>
          <table:table-cell office:value-type="float" office:value="-0.00726647267943" calcext:value-type="float">
            <text:p>-0.0072664727</text:p>
          </table:table-cell>
          <table:table-cell table:number-columns-repeated="7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-0.00697986313049" calcext:value-type="float">
            <text:p>-0.0069798631</text:p>
          </table:table-cell>
          <table:table-cell office:value-type="float" office:value="-0.00684203926413842" calcext:value-type="float">
            <text:p>-0.0068420393</text:p>
          </table:table-cell>
          <table:table-cell office:value-type="float" office:value="-0.0069113693266" calcext:value-type="float">
            <text:p>-0.006911369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0664114374673" calcext:value-type="float">
            <text:p>-0.0066411437</text:p>
          </table:table-cell>
          <table:table-cell office:value-type="float" office:value="-0.00651265250444462" calcext:value-type="float">
            <text:p>-0.0065126525</text:p>
          </table:table-cell>
          <table:table-cell office:value-type="float" office:value="-0.00657733695284" calcext:value-type="float">
            <text:p>-0.006577337</text:p>
          </table:table-cell>
          <table:table-cell table:number-columns-repeated="7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0.00632240304164" calcext:value-type="float">
            <text:p>-0.006322403</text:p>
          </table:table-cell>
          <table:table-cell office:value-type="float" office:value="-0.00620253051546537" calcext:value-type="float">
            <text:p>-0.0062025305</text:p>
          </table:table-cell>
          <table:table-cell office:value-type="float" office:value="-0.00626292107869" calcext:value-type="float">
            <text:p>-0.006262921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0602226898534" calcext:value-type="float">
            <text:p>-0.006022269</text:p>
          </table:table-cell>
          <table:table-cell office:value-type="float" office:value="-0.00591036168062287" calcext:value-type="float">
            <text:p>-0.0059103617</text:p>
          </table:table-cell>
          <table:table-cell office:value-type="float" office:value="-0.00596678062092" calcext:value-type="float">
            <text:p>-0.00596678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15:51:24.182624722</meta:creation-date>
    <dc:date>2014-12-27T00:25:38.514149097</dc:date>
    <meta:editing-duration>PT24M39S</meta:editing-duration>
    <meta:editing-cycles>4</meta:editing-cycles>
    <meta:generator>LibreOffice/4.2.7.2$Linux_X86_64 LibreOffice_project/420m0$Build-2</meta:generator>
    <meta:document-statistic meta:table-count="1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49cm" svg:height="11.437cm" xlink:href=".." xlink:type="simple" chart:class="chart:line" chart:column-mapping="0 2 1" chart:style-name="ch1">
        <chart:title svg:x="5.706cm" svg:y="0.364cm" chart:style-name="ch2">
          <text:p>Verifying the Filament and Shell Methods</text:p>
        </chart:title>
        <chart:legend chart:legend-position="end" svg:x="15.183cm" svg:y="4.921cm" style:legend-expansion="high" chart:style-name="ch3"/>
        <chart:plot-area chart:style-name="ch4" table:cell-range-address="Sheet1.A2:Sheet1.C82 Sheet1.A1:Sheet1.C1 Sheet1.D1:Sheet1.D82" chart:data-source-has-labels="both" svg:x="1.403cm" svg:y="1.397cm" svg:width="13.388cm" svg:height="8.831cm">
          <chartooo:coordinate-region svg:x="3.321cm" svg:y="1.597cm" svg:width="11.33cm" svg:height="8.432cm"/>
          <chart:axis chart:dimension="x" chart:name="primary-x" chart:style-name="ch5" chartooo:axis-type="auto">
            <chartooo:date-scale/>
            <chart:title svg:x="6.664cm" svg:y="10.456cm" chart:style-name="ch6">
              <text:p>Displacement [mm]</text:p>
            </chart:title>
            <chart:categories table:cell-range-address="Sheet1.A2:Sheet1.A82"/>
          </chart:axis>
          <chart:axis chart:dimension="y" chart:name="primary-y" chart:style-name="ch7">
            <chart:title svg:x="0.451cm" svg:y="6.517cm" chart:style-name="ch8">
              <text:p>Force [N]</text:p>
            </chart:title>
            <chart:grid chart:style-name="ch9" chart:class="major"/>
          </chart:axis>
          <chart:series chart:style-name="ch10" chart:values-cell-range-address="Sheet1.B2:Sheet1.B82" chart:label-cell-address="Sheet1.B1:Sheet1.B1" chart:class="chart:line">
            <chart:data-point chart:repeated="81"/>
          </chart:series>
          <chart:series chart:style-name="ch11" chart:values-cell-range-address="Sheet1.D2:Sheet1.D82" chart:label-cell-address="Sheet1.D1:Sheet1.D1" chart:class="chart:line">
            <chart:data-point chart:repeated="81"/>
          </chart:series>
          <chart:series chart:style-name="ch12" chart:values-cell-range-address="Sheet1.C2:Sheet1.C82" chart:label-cell-address="Sheet1.C1:Sheet1.C1" chart:class="chart:line"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ment Nm = 10</text:p>
                <draw:g>
                  <svg:desc>Sheet1.B1:Sheet1.B1</svg:desc>
                </draw:g>
              </table:table-cell>
              <table:table-cell office:value-type="string">
                <text:p>Filament Nm = 1000</text:p>
                <draw:g>
                  <svg:desc>Sheet1.D1:Sheet1.D1</svg:desc>
                </draw:g>
              </table:table-cell>
              <table:table-cell office:value-type="string">
                <text:p>Shell Metho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82</svg:desc>
                </draw:g>
              </table:table-cell>
              <table:table-cell office:value-type="float" office:value="2.36356073602E-017">
                <text:p>2.36356073602E-017</text:p>
                <draw:g>
                  <svg:desc>Sheet1.B2:Sheet1.B82</svg:desc>
                </draw:g>
              </table:table-cell>
              <table:table-cell office:value-type="float" office:value="2.16501621318E-018">
                <text:p>2.16501621318E-018</text:p>
                <draw:g>
                  <svg:desc>Sheet1.D2:Sheet1.D82</svg:desc>
                </draw:g>
              </table:table-cell>
              <table:table-cell office:value-type="float" office:value="2.71050543121376E-017">
                <text:p>2.71050543121376E-017</text:p>
                <draw:g>
                  <svg:desc>Sheet1.C2:Sheet1.C82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0.0119123542687">
                <text:p>-0.0119123542687</text:p>
              </table:table-cell>
              <table:table-cell office:value-type="float" office:value="-0.011498582316">
                <text:p>-0.011498582316</text:p>
              </table:table-cell>
              <table:table-cell office:value-type="float" office:value="-0.0123711166745772">
                <text:p>-0.012371116674577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0239809921719">
                <text:p>-0.0239809921719</text:p>
              </table:table-cell>
              <table:table-cell office:value-type="float" office:value="-0.0231405279947">
                <text:p>-0.0231405279947</text:p>
              </table:table-cell>
              <table:table-cell office:value-type="float" office:value="-0.0249013474787875">
                <text:p>-0.02490134747878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0.0363680437709">
                <text:p>-0.0363680437709</text:p>
              </table:table-cell>
              <table:table-cell office:value-type="float" office:value="-0.035074313633">
                <text:p>-0.035074313633</text:p>
              </table:table-cell>
              <table:table-cell office:value-type="float" office:value="-0.0377556315156759">
                <text:p>-0.03775563151567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0492472767184">
                <text:p>-0.0492472767184</text:p>
              </table:table-cell>
              <table:table-cell office:value-type="float" office:value="-0.0474588036684">
                <text:p>-0.0474588036684</text:p>
              </table:table-cell>
              <table:table-cell office:value-type="float" office:value="-0.0511106069703093">
                <text:p>-0.0511106069703093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0628090591094">
                <text:p>-0.0628090591094</text:p>
              </table:table-cell>
              <table:table-cell office:value-type="float" office:value="-0.0604685380968">
                <text:p>-0.0604685380968</text:p>
              </table:table-cell>
              <table:table-cell office:value-type="float" office:value="-0.0651600246672715">
                <text:p>-0.06516002466727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772611986282">
                <text:p>-0.0772611986282</text:p>
              </table:table-cell>
              <table:table-cell office:value-type="float" office:value="-0.0742977839781">
                <text:p>-0.0742977839781</text:p>
              </table:table-cell>
              <table:table-cell office:value-type="float" office:value="-0.0801172195152539">
                <text:p>-0.080117219515253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0928142350873">
                <text:p>-0.0928142350873</text:p>
              </table:table-cell>
              <table:table-cell office:value-type="float" office:value="-0.0891585220639">
                <text:p>-0.0891585220639</text:p>
              </table:table-cell>
              <table:table-cell office:value-type="float" office:value="-0.0962058179667758">
                <text:p>-0.09620581796677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.109614862594">
                <text:p>-0.109614862594</text:p>
              </table:table-cell>
              <table:table-cell office:value-type="float" office:value="-0.10525625996">
                <text:p>-0.10525625996</text:p>
              </table:table-cell>
              <table:table-cell office:value-type="float" office:value="-0.113610783435107">
                <text:p>-0.113610783435107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0.127531354561">
                <text:p>-0.127531354561</text:p>
              </table:table-cell>
              <table:table-cell office:value-type="float" office:value="-0.122696055299">
                <text:p>-0.122696055299</text:p>
              </table:table-cell>
              <table:table-cell office:value-type="float" office:value="-0.132318865957457">
                <text:p>-0.13231886595745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.145703418619">
                <text:p>-0.145703418619</text:p>
              </table:table-cell>
              <table:table-cell office:value-type="float" office:value="-0.141224838034">
                <text:p>-0.141224838034</text:p>
              </table:table-cell>
              <table:table-cell office:value-type="float" office:value="-0.151785966526809">
                <text:p>-0.151785966526809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0.162567771493">
                <text:p>-0.162567771493</text:p>
              </table:table-cell>
              <table:table-cell office:value-type="float" office:value="-0.159887448503">
                <text:p>-0.159887448503</text:p>
              </table:table-cell>
              <table:table-cell office:value-type="float" office:value="-0.170787448907649">
                <text:p>-0.17078744890764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177428860937">
                <text:p>-0.177428860937</text:p>
              </table:table-cell>
              <table:table-cell office:value-type="float" office:value="-0.177333198266">
                <text:p>-0.177333198266</text:p>
              </table:table-cell>
              <table:table-cell office:value-type="float" office:value="-0.1880937686465">
                <text:p>-0.188093768646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-0.190282495501">
                <text:p>-0.190282495501</text:p>
              </table:table-cell>
              <table:table-cell office:value-type="float" office:value="-0.192730047656">
                <text:p>-0.192730047656</text:p>
              </table:table-cell>
              <table:table-cell office:value-type="float" office:value="-0.203145983337807">
                <text:p>-0.2031459833378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201160899028">
                <text:p>-0.201160899028</text:p>
              </table:table-cell>
              <table:table-cell office:value-type="float" office:value="-0.205897099151">
                <text:p>-0.205897099151</text:p>
              </table:table-cell>
              <table:table-cell office:value-type="float" office:value="-0.215905701334154">
                <text:p>-0.21590570133415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-0.210389330176">
                <text:p>-0.210389330176</text:p>
              </table:table-cell>
              <table:table-cell office:value-type="float" office:value="-0.216941490434">
                <text:p>-0.216941490434</text:p>
              </table:table-cell>
              <table:table-cell office:value-type="float" office:value="-0.226521817341196">
                <text:p>-0.2265218173411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21795316035">
                <text:p>-0.21795316035</text:p>
              </table:table-cell>
              <table:table-cell office:value-type="float" office:value="-0.226035092627">
                <text:p>-0.226035092627</text:p>
              </table:table-cell>
              <table:table-cell office:value-type="float" office:value="-0.235170030014589">
                <text:p>-0.235170030014589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-0.224159628543">
                <text:p>-0.224159628543</text:p>
              </table:table-cell>
              <table:table-cell office:value-type="float" office:value="-0.233337674321">
                <text:p>-0.233337674321</text:p>
              </table:table-cell>
              <table:table-cell office:value-type="float" office:value="-0.242002594285858">
                <text:p>-0.2420025942858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0.228938877779">
                <text:p>-0.228938877779</text:p>
              </table:table-cell>
              <table:table-cell office:value-type="float" office:value="-0.238977476559">
                <text:p>-0.238977476559</text:p>
              </table:table-cell>
              <table:table-cell office:value-type="float" office:value="-0.247137291695651">
                <text:p>-0.247137291695651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-0.232504279272">
                <text:p>-0.232504279272</text:p>
              </table:table-cell>
              <table:table-cell office:value-type="float" office:value="-0.243049197399">
                <text:p>-0.243049197399</text:p>
              </table:table-cell>
              <table:table-cell office:value-type="float" office:value="-0.250657605276431">
                <text:p>-0.2506576052764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234804383379">
                <text:p>-0.234804383379</text:p>
              </table:table-cell>
              <table:table-cell office:value-type="float" office:value="-0.245616158145">
                <text:p>-0.245616158145</text:p>
              </table:table-cell>
              <table:table-cell office:value-type="float" office:value="-0.252615121407045">
                <text:p>-0.252615121407045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-0.235915528729">
                <text:p>-0.235915528729</text:p>
              </table:table-cell>
              <table:table-cell office:value-type="float" office:value="-0.246712634579">
                <text:p>-0.246712634579</text:p>
              </table:table-cell>
              <table:table-cell office:value-type="float" office:value="-0.253031476304452">
                <text:p>-0.2530314763044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0.235850896532">
                <text:p>-0.235850896532</text:p>
              </table:table-cell>
              <table:table-cell office:value-type="float" office:value="-0.246345205862">
                <text:p>-0.246345205862</text:p>
              </table:table-cell>
              <table:table-cell office:value-type="float" office:value="-0.251899103494272">
                <text:p>-0.251899103494272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-0.234535227051">
                <text:p>-0.234535227051</text:p>
              </table:table-cell>
              <table:table-cell office:value-type="float" office:value="-0.244492835069">
                <text:p>-0.244492835069</text:p>
              </table:table-cell>
              <table:table-cell office:value-type="float" office:value="-0.249180634927077">
                <text:p>-0.2491806349270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0.232044171658">
                <text:p>-0.232044171658</text:p>
              </table:table-cell>
              <table:table-cell office:value-type="float" office:value="-0.241105679823">
                <text:p>-0.241105679823</text:p>
              </table:table-cell>
              <table:table-cell office:value-type="float" office:value="-0.244807105913267">
                <text:p>-0.24480710591326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-0.228170808384">
                <text:p>-0.228170808384</text:p>
              </table:table-cell>
              <table:table-cell office:value-type="float" office:value="-0.23610291022">
                <text:p>-0.23610291022</text:p>
              </table:table-cell>
              <table:table-cell office:value-type="float" office:value="-0.238675710488844">
                <text:p>-0.2386757104888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0.223003669923">
                <text:p>-0.223003669923</text:p>
              </table:table-cell>
              <table:table-cell office:value-type="float" office:value="-0.229370646311">
                <text:p>-0.229370646311</text:p>
              </table:table-cell>
              <table:table-cell office:value-type="float" office:value="-0.230649792737608">
                <text:p>-0.230649792737608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-0.216250881745">
                <text:p>-0.216250881745</text:p>
              </table:table-cell>
              <table:table-cell office:value-type="float" office:value="-0.220763910842">
                <text:p>-0.220763910842</text:p>
              </table:table-cell>
              <table:table-cell office:value-type="float" office:value="-0.220570055214617">
                <text:p>-0.2205700552146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0.2079391575">
                <text:p>-0.2079391575</text:p>
              </table:table-cell>
              <table:table-cell office:value-type="float" office:value="-0.21012543955">
                <text:p>-0.21012543955</text:p>
              </table:table-cell>
              <table:table-cell office:value-type="float" office:value="-0.208305002040734">
                <text:p>-0.208305002040734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-0.197767374618">
                <text:p>-0.197767374618</text:p>
              </table:table-cell>
              <table:table-cell office:value-type="float" office:value="-0.197360316292">
                <text:p>-0.197360316292</text:p>
              </table:table-cell>
              <table:table-cell office:value-type="float" office:value="-0.193911638256072">
                <text:p>-0.1939116382560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0.185708129754">
                <text:p>-0.185708129754</text:p>
              </table:table-cell>
              <table:table-cell office:value-type="float" office:value="-0.182654485419">
                <text:p>-0.182654485419</text:p>
              </table:table-cell>
              <table:table-cell office:value-type="float" office:value="-0.177968978596239">
                <text:p>-0.177968978596239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-0.171787583963">
                <text:p>-0.171787583963</text:p>
              </table:table-cell>
              <table:table-cell office:value-type="float" office:value="-0.166838899013">
                <text:p>-0.166838899013</text:p>
              </table:table-cell>
              <table:table-cell office:value-type="float" office:value="-0.161728377844828">
                <text:p>-0.1617283778448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0.156686686983">
                <text:p>-0.156686686983</text:p>
              </table:table-cell>
              <table:table-cell office:value-type="float" office:value="-0.151281363653">
                <text:p>-0.151281363653</text:p>
              </table:table-cell>
              <table:table-cell office:value-type="float" office:value="-0.146438343447073">
                <text:p>-0.146438343447073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-0.141992505418">
                <text:p>-0.141992505418</text:p>
              </table:table-cell>
              <table:table-cell office:value-type="float" office:value="-0.136977580893">
                <text:p>-0.136977580893</text:p>
              </table:table-cell>
              <table:table-cell office:value-type="float" office:value="-0.132669284818039">
                <text:p>-0.13266928481803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0.128614723914">
                <text:p>-0.128614723914</text:p>
              </table:table-cell>
              <table:table-cell office:value-type="float" office:value="-0.124218947178">
                <text:p>-0.124218947178</text:p>
              </table:table-cell>
              <table:table-cell office:value-type="float" office:value="-0.120463650280674">
                <text:p>-0.120463650280674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-0.116725283275">
                <text:p>-0.116725283275</text:p>
              </table:table-cell>
              <table:table-cell office:value-type="float" office:value="-0.112932093068">
                <text:p>-0.112932093068</text:p>
              </table:table-cell>
              <table:table-cell office:value-type="float" office:value="-0.109669101494944">
                <text:p>-0.1096691014949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106212316303">
                <text:p>-0.106212316303</text:p>
              </table:table-cell>
              <table:table-cell office:value-type="float" office:value="-0.102942176326">
                <text:p>-0.102942176326</text:p>
              </table:table-cell>
              <table:table-cell office:value-type="float" office:value="-0.100098718362184">
                <text:p>-0.100098718362184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-0.0969010430894">
                <text:p>-0.0969010430894</text:p>
              </table:table-cell>
              <table:table-cell office:value-type="float" office:value="-0.0940703313342">
                <text:p>-0.0940703313342</text:p>
              </table:table-cell>
              <table:table-cell office:value-type="float" office:value="-0.0915807582593698">
                <text:p>-0.09158075825936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0.0886234022097">
                <text:p>-0.0886234022097</text:p>
              </table:table-cell>
              <table:table-cell office:value-type="float" office:value="-0.086159555493">
                <text:p>-0.086159555493</text:p>
              </table:table-cell>
              <table:table-cell office:value-type="float" office:value="-0.0839689490688786">
                <text:p>-0.0839689490688786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-0.0812344609765">
                <text:p>-0.0812344609765</text:p>
              </table:table-cell>
              <table:table-cell office:value-type="float" office:value="-0.0790778855751">
                <text:p>-0.0790778855751</text:p>
              </table:table-cell>
              <table:table-cell office:value-type="float" office:value="-0.0771412750820536">
                <text:p>-0.07714127508205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746130304611">
                <text:p>-0.0746130304611</text:p>
              </table:table-cell>
              <table:table-cell office:value-type="float" office:value="-0.0727155093268">
                <text:p>-0.0727155093268</text:p>
              </table:table-cell>
              <table:table-cell office:value-type="float" office:value="-0.0709961580765207">
                <text:p>-0.0709961580765207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-0.0686583457849">
                <text:p>-0.0686583457849</text:p>
              </table:table-cell>
              <table:table-cell office:value-type="float" office:value="-0.0669808674599">
                <text:p>-0.0669808674599</text:p>
              </table:table-cell>
              <table:table-cell office:value-type="float" office:value="-0.065448617480154">
                <text:p>-0.06544861748015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632863211683">
                <text:p>-0.0632863211683</text:p>
              </table:table-cell>
              <table:table-cell office:value-type="float" office:value="-0.0617971338774">
                <text:p>-0.0617971338774</text:p>
              </table:table-cell>
              <table:table-cell office:value-type="float" office:value="-0.0604270377436102">
                <text:p>-0.0604270377436102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-0.058426300161">
                <text:p>-0.058426300161</text:p>
              </table:table-cell>
              <table:table-cell office:value-type="float" office:value="-0.0570993470658">
                <text:p>-0.0570993470658</text:p>
              </table:table-cell>
              <table:table-cell office:value-type="float" office:value="-0.0558705930211927">
                <text:p>-0.055870593021192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540184419411">
                <text:p>-0.0540184419411</text:p>
              </table:table-cell>
              <table:table-cell office:value-type="float" office:value="-0.0528321489755">
                <text:p>-0.0528321489755</text:p>
              </table:table-cell>
              <table:table-cell office:value-type="float" office:value="-0.0517272300984215">
                <text:p>-0.0517272300984215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-0.0500116704389">
                <text:p>-0.0500116704389</text:p>
              </table:table-cell>
              <table:table-cell office:value-type="float" office:value="-0.0489480179743">
                <text:p>-0.0489480179743</text:p>
              </table:table-cell>
              <table:table-cell office:value-type="float" office:value="-0.0479520913065034">
                <text:p>-0.04795209130650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0.0463620732072">
                <text:p>-0.0463620732072</text:p>
              </table:table-cell>
              <table:table-cell office:value-type="float" office:value="-0.0454058852454">
                <text:p>-0.0454058852454</text:p>
              </table:table-cell>
              <table:table-cell office:value-type="float" office:value="-0.0445062752536075">
                <text:p>-0.0445062752536075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-0.0430316470157">
                <text:p>-0.0430316470157</text:p>
              </table:table-cell>
              <table:table-cell office:value-type="float" office:value="-0.0421700441585">
                <text:p>-0.0421700441585</text:p>
              </table:table-cell>
              <table:table-cell office:value-type="float" office:value="-0.0413558551337326">
                <text:p>-0.04135585513373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399873077727">
                <text:p>-0.0399873077727</text:p>
              </table:table-cell>
              <table:table-cell office:value-type="float" office:value="-0.0392092829935">
                <text:p>-0.0392092829935</text:p>
              </table:table-cell>
              <table:table-cell office:value-type="float" office:value="-0.038471093792301">
                <text:p>-0.038471093792301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-0.0372001019174">
                <text:p>-0.0372001019174</text:p>
              </table:table-cell>
              <table:table-cell office:value-type="float" office:value="-0.036496188641">
                <text:p>-0.036496188641</text:p>
              </table:table-cell>
              <table:table-cell office:value-type="float" office:value="-0.0358258100072815">
                <text:p>-0.03582581000728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0.0346445721585">
                <text:p>-0.0346445721585</text:p>
              </table:table-cell>
              <table:table-cell office:value-type="float" office:value="-0.0340065821297">
                <text:p>-0.0340065821297</text:p>
              </table:table-cell>
              <table:table-cell office:value-type="float" office:value="-0.0333968619395077">
                <text:p>-0.0333968619395077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-0.0322982423711">
                <text:p>-0.0322982423711</text:p>
              </table:table-cell>
              <table:table-cell office:value-type="float" office:value="-0.0317190566878">
                <text:p>-0.0317190566878</text:p>
              </table:table-cell>
              <table:table-cell office:value-type="float" office:value="-0.0311637222050017">
                <text:p>-0.031163722205001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0.0301411953164">
                <text:p>-0.0301411953164</text:p>
              </table:table-cell>
              <table:table-cell office:value-type="float" office:value="-0.0296145963012">
                <text:p>-0.0296145963012</text:p>
              </table:table-cell>
              <table:table-cell office:value-type="float" office:value="-0.0291081252751558">
                <text:p>-0.0291081252751558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-0.0281557233556">
                <text:p>-0.0281557233556</text:p>
              </table:table-cell>
              <table:table-cell office:value-type="float" office:value="-0.0276762580762">
                <text:p>-0.0276762580762</text:p>
              </table:table-cell>
              <table:table-cell office:value-type="float" office:value="-0.0272137725180886">
                <text:p>-0.027213772518088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263260371194">
                <text:p>-0.0263260371194</text:p>
              </table:table-cell>
              <table:table-cell office:value-type="float" office:value="-0.0258889056516">
                <text:p>-0.0258889056516</text:p>
              </table:table-cell>
              <table:table-cell office:value-type="float" office:value="-0.0254660836052232">
                <text:p>-0.0254660836052232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-0.0246380206267">
                <text:p>-0.0246380206267</text:p>
              </table:table-cell>
              <table:table-cell office:value-type="float" office:value="-0.0242389838339">
                <text:p>-0.0242389838339</text:p>
              </table:table-cell>
              <table:table-cell office:value-type="float" office:value="-0.0238519855488521">
                <text:p>-0.023851985548852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230790239745">
                <text:p>-0.0230790239745</text:p>
              </table:table-cell>
              <table:table-cell office:value-type="float" office:value="-0.0227143268131">
                <text:p>-0.0227143268131</text:p>
              </table:table-cell>
              <table:table-cell office:value-type="float" office:value="-0.0223597325443739">
                <text:p>-0.0223597325443739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-0.021637686683">
                <text:p>-0.021637686683</text:p>
              </table:table-cell>
              <table:table-cell office:value-type="float" office:value="-0.0213039939652">
                <text:p>-0.0213039939652</text:p>
              </table:table-cell>
              <table:table-cell office:value-type="float" office:value="-0.0209787512346267">
                <text:p>-0.02097875123462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203037862646">
                <text:p>-0.0203037862646</text:p>
              </table:table-cell>
              <table:table-cell office:value-type="float" office:value="-0.0199981284967">
                <text:p>-0.0199981284967</text:p>
              </table:table-cell>
              <table:table-cell office:value-type="float" office:value="-0.0196995071153322">
                <text:p>-0.0196995071153322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0.0190681077094">
                <text:p>-0.0190681077094</text:p>
              </table:table-cell>
              <table:table-cell office:value-type="float" office:value="-0.0187878351438">
                <text:p>-0.0187878351438</text:p>
              </table:table-cell>
              <table:table-cell office:value-type="float" office:value="-0.018513388647526">
                <text:p>-0.018513388647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79223304437">
                <text:p>-0.0179223304437</text:p>
              </table:table-cell>
              <table:table-cell office:value-type="float" office:value="-0.0176650738787">
                <text:p>-0.0176650738787</text:p>
              </table:table-cell>
              <table:table-cell office:value-type="float" office:value="-0.0174126063000801">
                <text:p>-0.0174126063000801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-0.0168589299877">
                <text:p>-0.0168589299877</text:p>
              </table:table-cell>
              <table:table-cell office:value-type="float" office:value="-0.0166225671478">
                <text:p>-0.0166225671478</text:p>
              </table:table-cell>
              <table:table-cell office:value-type="float" office:value="-0.0163901042584628">
                <text:p>-0.01639010425846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158710920546">
                <text:p>-0.0158710920546</text:p>
              </table:table-cell>
              <table:table-cell office:value-type="float" office:value="-0.0156537186205">
                <text:p>-0.0156537186205</text:p>
              </table:table-cell>
              <table:table-cell office:value-type="float" office:value="-0.0154394829408977">
                <text:p>-0.0154394829408977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-0.0149526372461">
                <text:p>-0.0149526372461</text:p>
              </table:table-cell>
              <table:table-cell office:value-type="float" office:value="-0.0147525417805">
                <text:p>-0.0147525417805</text:p>
              </table:table-cell>
              <table:table-cell office:value-type="float" office:value="-0.0145549307839617">
                <text:p>-0.01455493078396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140979548184">
                <text:p>-0.0140979548184</text:p>
              </table:table-cell>
              <table:table-cell office:value-type="float" office:value="-0.0139135969786">
                <text:p>-0.0139135969786</text:p>
              </table:table-cell>
              <table:table-cell office:value-type="float" office:value="-0.0137311640168865">
                <text:p>-0.0137311640168865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0.0133019442534">
                <text:p>-0.0133019442534</text:p>
              </table:table-cell>
              <table:table-cell office:value-type="float" office:value="-0.0131319357908">
                <text:p>-0.0131319357908</text:p>
              </table:table-cell>
              <table:table-cell office:value-type="float" office:value="-0.0129633733509925">
                <text:p>-0.012963373350992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125599635774">
                <text:p>-0.0125599635774</text:p>
              </table:table-cell>
              <table:table-cell office:value-type="float" office:value="-0.0124030517119">
                <text:p>-0.0124030517119</text:p>
              </table:table-cell>
              <table:table-cell office:value-type="float" office:value="-0.0122471766789591">
                <text:p>-0.0122471766789591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0.0118677835343">
                <text:p>-0.0118677835343</text:p>
              </table:table-cell>
              <table:table-cell office:value-type="float" office:value="-0.0117228363639">
                <text:p>-0.0117228363639</text:p>
              </table:table-cell>
              <table:table-cell office:value-type="float" office:value="-0.0115785770160332">
                <text:p>-0.011578577016033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112215468613">
                <text:p>-0.0112215468613</text:p>
              </table:table-cell>
              <table:table-cell office:value-type="float" office:value="-0.0110875405226">
                <text:p>-0.0110875405226</text:p>
              </table:table-cell>
              <table:table-cell office:value-type="float" office:value="-0.0109539250288107">
                <text:p>-0.0109539250288107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-0.0106177320237">
                <text:p>-0.0106177320237</text:p>
              </table:table-cell>
              <table:table-cell office:value-type="float" office:value="-0.0104937393646">
                <text:p>-0.0104937393646</text:p>
              </table:table-cell>
              <table:table-cell office:value-type="float" office:value="-0.0103698855907524">
                <text:p>-0.010369885590752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100531208619">
                <text:p>-0.0100531208619</text:p>
              </table:table-cell>
              <table:table-cell office:value-type="float" office:value="-0.00993830142624">
                <text:p>-0.00993830142624</text:p>
              </table:table-cell>
              <table:table-cell office:value-type="float" office:value="-0.0098234078820977">
                <text:p>-0.0098234078820977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-0.00952476967756">
                <text:p>-0.00952476967756</text:p>
              </table:table-cell>
              <table:table-cell office:value-type="float" office:value="-0.00941836083098">
                <text:p>-0.00941836083098</text:p>
              </table:table-cell>
              <table:table-cell office:value-type="float" office:value="-0.00931169861719647">
                <text:p>-0.0093116986171964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0902998335327">
                <text:p>-0.00902998335327</text:p>
              </table:table-cell>
              <table:table-cell office:value-type="float" office:value="-0.00893129240509">
                <text:p>-0.00893129240509</text:p>
              </table:table-cell>
              <table:table-cell office:value-type="float" office:value="-0.00883219803783463">
                <text:p>-0.00883219803783463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-0.00856629215254">
                <text:p>-0.00856629215254</text:p>
              </table:table-cell>
              <table:table-cell office:value-type="float" office:value="-0.00847468935007">
                <text:p>-0.00847468935007</text:p>
              </table:table-cell>
              <table:table-cell office:value-type="float" office:value="-0.00838255835781149">
                <text:p>-0.0083825583578114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0813143089446">
                <text:p>-0.00813143089446</text:p>
              </table:table-cell>
              <table:table-cell office:value-type="float" office:value="-0.00804634318262">
                <text:p>-0.00804634318262</text:p>
              </table:table-cell>
              <table:table-cell office:value-type="float" office:value="-0.00796062438419528">
                <text:p>-0.00796062438419528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0.0077233202356">
                <text:p>-0.0077233202356</text:p>
              </table:table-cell>
              <table:table-cell office:value-type="float" office:value="-0.00764422569002">
                <text:p>-0.00764422569002</text:p>
              </table:table-cell>
              <table:table-cell office:value-type="float" office:value="-0.00756441607461402">
                <text:p>-0.007564416074614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0734004982544">
                <text:p>-0.00734004982544</text:p>
              </table:table-cell>
              <table:table-cell office:value-type="float" office:value="-0.00726647267943">
                <text:p>-0.00726647267943</text:p>
              </table:table-cell>
              <table:table-cell office:value-type="float" office:value="-0.00719211281960931">
                <text:p>-0.00719211281960931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0.00697986313049">
                <text:p>-0.00697986313049</text:p>
              </table:table-cell>
              <table:table-cell office:value-type="float" office:value="-0.0069113693266">
                <text:p>-0.0069113693266</text:p>
              </table:table-cell>
              <table:table-cell office:value-type="float" office:value="-0.00684203926413842">
                <text:p>-0.0068420392641384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0664114374673">
                <text:p>-0.00664114374673</text:p>
              </table:table-cell>
              <table:table-cell office:value-type="float" office:value="-0.00657733695284">
                <text:p>-0.00657733695284</text:p>
              </table:table-cell>
              <table:table-cell office:value-type="float" office:value="-0.00651265250444462">
                <text:p>-0.00651265250444462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-0.00632240304164">
                <text:p>-0.00632240304164</text:p>
              </table:table-cell>
              <table:table-cell office:value-type="float" office:value="-0.00626292107869">
                <text:p>-0.00626292107869</text:p>
              </table:table-cell>
              <table:table-cell office:value-type="float" office:value="-0.00620253051546537">
                <text:p>-0.006202530515465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0602226898534">
                <text:p>-0.00602226898534</text:p>
              </table:table-cell>
              <table:table-cell office:value-type="float" office:value="-0.00596678062092">
                <text:p>-0.00596678062092</text:p>
              </table:table-cell>
              <table:table-cell office:value-type="float" office:value="-0.00591036168062287">
                <text:p>-0.00591036168062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